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5bb" officeooo:paragraph-rsid="0013f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or those that want to do the installation manually without any help:</text:p>
      <text:p text:style-name="P1"/>
      <text:p text:style-name="P1">1. Delete existing Melonloader folder from your game folder</text:p>
      <text:p text:style-name="P1">2. Unzip this archive in your game folder: <text:a xlink:type="simple" xlink:href="https://nightly.link/LavaGang/MelonLoader/actions/runs/17396522812/MelonLoader.Windows.x64.CI.Debug.zip" text:style-name="Internet_20_link" text:visited-style-name="Visited_20_Internet_20_Link">https://nightly.link/LavaGang/MelonLoader/actions/runs/17396522812/MelonLoader.Windows.x64.CI.Debug.zip</text:a></text:p>
      <text:p text:style-name="P1">3. Unzip the latest RAR archive from #commits into your game folder</text:p>
      <text:p text:style-name="P1">4. Use the launcher from here: <text:a xlink:type="simple" xlink:href="https://discord.com/channels/1366160878579351756/1366161746942758912/1411750687787712543" text:style-name="Internet_20_link" text:visited-style-name="Visited_20_Internet_20_Link">https://discord.com/channels/1366160878579351756/1366161746942758912/1411750687787712543</text:a></text:p>
      <text:p text:style-name="P1">5. Choose offline to launch the game and exit it after it is on the character select screen.</text:p>
      <text:p text:style-name="P1">6. Mod should run find after this.</text:p>
      <text:p text:style-name="P1">7. You don’t have to use the launcher.. You can also just make a shortcut to the game executable Last Epoch.exe and add –offline to the command lin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5:51:20.772495800</meta:creation-date>
    <dc:date>2025-09-13T06:03:02.743718500</dc:date>
    <meta:editing-duration>PT1M29S</meta:editing-duration>
    <meta:editing-cycles>1</meta:editing-cycles>
    <meta:document-statistic meta:table-count="0" meta:image-count="0" meta:object-count="0" meta:page-count="1" meta:paragraph-count="8" meta:word-count="102" meta:character-count="735" meta:non-whitespace-character-count="641"/>
    <meta:generator>LibreOffice/25.2.5.2$Windows_X86_64 LibreOffice_project/03d19516eb2e1dd5d4ccd751a0d6f35f35e08022</meta:generator>
  </office:meta>
</office:document-meta>
</file>